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Exercice 1:</text:span><text:span text:style-name="T2"/></text:p>
      <text:p text:style-name="P1"><text:span text:style-name="T2">Pour le test avec sortie en terminal, les sorties des différents processus sont affichées de façon ordonnée, car les processus sont lancés simultanément et pas forcément dans l'ordre. Dans le cas de la sortie sur fichier, les fichiers sont ordonnés et l'on a une vue claire du déroulement des processus dans l'ordre; pour cette raison la sortie sur fichier semble plus adaptée que celle en terminal.</text:span></text:p>
      <text:p text:style-name="P1"><text:span text:style-name="T3">Exercice 2:</text:span><text:span text:style-name="T4"/></text:p>
      <text:p text:style-name="P1"><text:span text:style-name="T4">Dans la première version, il s'agit d'un envoi bloquant et par définition, ce type d'envoi s'assure que modifier le buffer d'application est sûr.</text:span></text:p>
      <text:p text:style-name="P1"><text:span text:style-name="T4">Dans la seconde version, le buffer d'application est modifié alors qu'on n'est pas sûrs que l'opération non bloquante demandée a été exécutée. Pour régler cela, il faudrait donc mettre le MPI_Wait(...); avant l'affectation myvar = myvar + 2.</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